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5.35pt"/>
    </style:style>
    <style:style style:name="co2" style:family="table-column">
      <style:table-column-properties fo:break-before="auto" style:column-width="96.2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tisfaction-gares-sncf_2014" table:style-name="ta1">
        <table:shapes>
          <draw:frame draw:z-index="0" draw:style-name="gr1" draw:text-style-name="P1" svg:width="453.51pt" svg:height="255.09pt" svg:x="376.33pt" svg:y="2.83pt">
            <draw:object draw:notify-on-update-of-ranges="'satisfaction-gares-sncf_2014'.E1:'satisfaction-gares-sncf_2014'.E38 'satisfaction-gares-sncf_2014'.F1:'satisfaction-gares-sncf_2014'.F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Gare</text:p>
          </table:table-cell>
          <table:table-cell office:value-type="string" calcext:value-type="string">
            <text:p>Satisfaction globale</text:p>
          </table:table-cell>
          <table:table-cell table:number-columns-repeated="2"/>
          <table:table-cell office:value-type="float" office:value="6.1" calcext:value-type="float">
            <text:p>6.1</text:p>
          </table:table-cell>
          <table:table-cell table:formula="of:=NORMDIST([.E1];[.$B$40];[.$B$43]; 0)" office:value-type="float" office:value="0.00465527075086938" calcext:value-type="float">
            <text:p>0.00465527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EROPORT Charles De Gaulle 2 TGV ROISSY</text:p>
          </table:table-cell>
          <table:table-cell office:value-type="float" office:value="7.4" calcext:value-type="float">
            <text:p>7.4</text:p>
          </table:table-cell>
          <table:table-cell table:formula="of:=NORMDIST([.B2];[.$B$40];[.$B$43]; 0)" office:value-type="float" office:value="1.00849071826791" calcext:value-type="float">
            <text:p>1.0084907183</text:p>
          </table:table-cell>
          <table:table-cell/>
          <table:table-cell office:value-type="float" office:value="6.6" calcext:value-type="float">
            <text:p>6.6</text:p>
          </table:table-cell>
          <table:table-cell table:formula="of:=NORMDIST([.E2];[.$B$40];[.$B$43]; 0)" office:value-type="float" office:value="0.132246305302009" calcext:value-type="float">
            <text:p>0.13224630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X EN PROVENCE TGV</text:p>
          </table:table-cell>
          <table:table-cell office:value-type="float" office:value="7.5" calcext:value-type="float">
            <text:p>7.5</text:p>
          </table:table-cell>
          <table:table-cell table:formula="of:=NORMDIST([.B3];[.$B$40];[.$B$43]; 0)" office:value-type="float" office:value="0.97513441113367" calcext:value-type="float">
            <text:p>0.9751344111</text:p>
          </table:table-cell>
          <table:table-cell/>
          <table:table-cell office:value-type="float" office:value="6.7" calcext:value-type="float">
            <text:p>6.7</text:p>
          </table:table-cell>
          <table:table-cell table:formula="of:=NORMDIST([.E3];[.$B$40];[.$B$43]; 0)" office:value-type="float" office:value="0.213210680459891" calcext:value-type="float">
            <text:p>0.2132106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IENS</text:p>
          </table:table-cell>
          <table:table-cell office:value-type="float" office:value="7.3" calcext:value-type="float">
            <text:p>7.3</text:p>
          </table:table-cell>
          <table:table-cell table:formula="of:=NORMDIST([.B4];[.$B$40];[.$B$43]; 0)" office:value-type="float" office:value="0.978419781661829" calcext:value-type="float">
            <text:p>0.9784197817</text:p>
          </table:table-cell>
          <table:table-cell/>
          <table:table-cell office:value-type="float" office:value="6.9" calcext:value-type="float">
            <text:p>6.9</text:p>
          </table:table-cell>
          <table:table-cell table:formula="of:=NORMDIST([.E4];[.$B$40];[.$B$43]; 0)" office:value-type="float" office:value="0.457506703246899" calcext:value-type="float">
            <text:p>0.45750670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RS saint LAUD</text:p>
          </table:table-cell>
          <table:table-cell office:value-type="float" office:value="7.6" calcext:value-type="float">
            <text:p>7.6</text:p>
          </table:table-cell>
          <table:table-cell table:formula="of:=NORMDIST([.B5];[.$B$40];[.$B$43]; 0)" office:value-type="float" office:value="0.884510423546161" calcext:value-type="float">
            <text:p>0.8845104235</text:p>
          </table:table-cell>
          <table:table-cell/>
          <table:table-cell office:value-type="float" office:value="6.9" calcext:value-type="float">
            <text:p>6.9</text:p>
          </table:table-cell>
          <table:table-cell table:formula="of:=NORMDIST([.E5];[.$B$40];[.$B$43]; 0)" office:value-type="float" office:value="0.457506703246899" calcext:value-type="float">
            <text:p>0.45750670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IGNON TGV</text:p>
          </table:table-cell>
          <table:table-cell office:value-type="float" office:value="7.9" calcext:value-type="float">
            <text:p>7.9</text:p>
          </table:table-cell>
          <table:table-cell table:formula="of:=NORMDIST([.B6];[.$B$40];[.$B$43]; 0)" office:value-type="float" office:value="0.449876958186288" calcext:value-type="float">
            <text:p>0.4498769582</text:p>
          </table:table-cell>
          <table:table-cell/>
          <table:table-cell office:value-type="float" office:value="7" calcext:value-type="float">
            <text:p>7</text:p>
          </table:table-cell>
          <table:table-cell table:formula="of:=NORMDIST([.E6];[.$B$40];[.$B$43]; 0)" office:value-type="float" office:value="0.608920448137877" calcext:value-type="float">
            <text:p>0.6089204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RDEAUX saint JEAN</text:p>
          </table:table-cell>
          <table:table-cell office:value-type="float" office:value="7.8" calcext:value-type="float">
            <text:p>7.8</text:p>
          </table:table-cell>
          <table:table-cell table:formula="of:=NORMDIST([.B7];[.$B$40];[.$B$43]; 0)" office:value-type="float" office:value="0.600782936190963" calcext:value-type="float">
            <text:p>0.6007829362</text:p>
          </table:table-cell>
          <table:table-cell/>
          <table:table-cell office:value-type="float" office:value="7.1" calcext:value-type="float">
            <text:p>7.1</text:p>
          </table:table-cell>
          <table:table-cell table:formula="of:=NORMDIST([.E7];[.$B$40];[.$B$43]; 0)" office:value-type="float" office:value="0.760272971405806" calcext:value-type="float">
            <text:p>0.76027297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JON VILLE</text:p>
          </table:table-cell>
          <table:table-cell office:value-type="float" office:value="7.8" calcext:value-type="float">
            <text:p>7.8</text:p>
          </table:table-cell>
          <table:table-cell table:formula="of:=NORMDIST([.B8];[.$B$40];[.$B$43]; 0)" office:value-type="float" office:value="0.600782936190963" calcext:value-type="float">
            <text:p>0.6007829362</text:p>
          </table:table-cell>
          <table:table-cell/>
          <table:table-cell office:value-type="float" office:value="7.2" calcext:value-type="float">
            <text:p>7.2</text:p>
          </table:table-cell>
          <table:table-cell table:formula="of:=NORMDIST([.E8];[.$B$40];[.$B$43]; 0)" office:value-type="float" office:value="0.890480553858921" calcext:value-type="float">
            <text:p>0.89048055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7" calcext:value-type="float">
            <text:p>7</text:p>
          </table:table-cell>
          <table:table-cell table:formula="of:=NORMDIST([.B9];[.$B$40];[.$B$43]; 0)" office:value-type="float" office:value="0.608920448137877" calcext:value-type="float">
            <text:p>0.6089204481</text:p>
          </table:table-cell>
          <table:table-cell/>
          <table:table-cell office:value-type="float" office:value="7.2" calcext:value-type="float">
            <text:p>7.2</text:p>
          </table:table-cell>
          <table:table-cell table:formula="of:=NORMDIST([.E9];[.$B$40];[.$B$43]; 0)" office:value-type="float" office:value="0.890480553858921" calcext:value-type="float">
            <text:p>0.89048055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 MANS</text:p>
          </table:table-cell>
          <table:table-cell office:value-type="float" office:value="7.6" calcext:value-type="float">
            <text:p>7.6</text:p>
          </table:table-cell>
          <table:table-cell table:formula="of:=NORMDIST([.B10];[.$B$40];[.$B$43]; 0)" office:value-type="float" office:value="0.884510423546161" calcext:value-type="float">
            <text:p>0.8845104235</text:p>
          </table:table-cell>
          <table:table-cell/>
          <table:table-cell office:value-type="float" office:value="7.3" calcext:value-type="float">
            <text:p>7.3</text:p>
          </table:table-cell>
          <table:table-cell table:formula="of:=NORMDIST([.E10];[.$B$40];[.$B$43]; 0)" office:value-type="float" office:value="0.978419781661829" calcext:value-type="float">
            <text:p>0.97841978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LLE EUROPE</text:p>
          </table:table-cell>
          <table:table-cell office:value-type="float" office:value="7.7" calcext:value-type="float">
            <text:p>7.7</text:p>
          </table:table-cell>
          <table:table-cell table:formula="of:=NORMDIST([.B11];[.$B$40];[.$B$43]; 0)" office:value-type="float" office:value="0.752640049246274" calcext:value-type="float">
            <text:p>0.7526400492</text:p>
          </table:table-cell>
          <table:table-cell/>
          <table:table-cell office:value-type="float" office:value="7.3" calcext:value-type="float">
            <text:p>7.3</text:p>
          </table:table-cell>
          <table:table-cell table:formula="of:=NORMDIST([.E11];[.$B$40];[.$B$43]; 0)" office:value-type="float" office:value="0.978419781661829" calcext:value-type="float">
            <text:p>0.97841978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LLE FLANDRES</text:p>
          </table:table-cell>
          <table:table-cell office:value-type="float" office:value="7.8" calcext:value-type="float">
            <text:p>7.8</text:p>
          </table:table-cell>
          <table:table-cell table:formula="of:=NORMDIST([.B12];[.$B$40];[.$B$43]; 0)" office:value-type="float" office:value="0.600782936190963" calcext:value-type="float">
            <text:p>0.6007829362</text:p>
          </table:table-cell>
          <table:table-cell/>
          <table:table-cell office:value-type="float" office:value="7.3" calcext:value-type="float">
            <text:p>7.3</text:p>
          </table:table-cell>
          <table:table-cell table:formula="of:=NORMDIST([.E12];[.$B$40];[.$B$43]; 0)" office:value-type="float" office:value="0.978419781661829" calcext:value-type="float">
            <text:p>0.97841978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YON PART DIEU</text:p>
          </table:table-cell>
          <table:table-cell office:value-type="float" office:value="6.9" calcext:value-type="float">
            <text:p>6.9</text:p>
          </table:table-cell>
          <table:table-cell table:formula="of:=NORMDIST([.B13];[.$B$40];[.$B$43]; 0)" office:value-type="float" office:value="0.457506703246899" calcext:value-type="float">
            <text:p>0.4575067032</text:p>
          </table:table-cell>
          <table:table-cell/>
          <table:table-cell office:value-type="float" office:value="7.3" calcext:value-type="float">
            <text:p>7.3</text:p>
          </table:table-cell>
          <table:table-cell table:formula="of:=NORMDIST([.E13];[.$B$40];[.$B$43]; 0)" office:value-type="float" office:value="0.978419781661829" calcext:value-type="float">
            <text:p>0.97841978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YON PERRACHE</text:p>
          </table:table-cell>
          <table:table-cell office:value-type="float" office:value="7.2" calcext:value-type="float">
            <text:p>7.2</text:p>
          </table:table-cell>
          <table:table-cell table:formula="of:=NORMDIST([.B14];[.$B$40];[.$B$43]; 0)" office:value-type="float" office:value="0.890480553858921" calcext:value-type="float">
            <text:p>0.8904805539</text:p>
          </table:table-cell>
          <table:table-cell/>
          <table:table-cell office:value-type="float" office:value="7.3" calcext:value-type="float">
            <text:p>7.3</text:p>
          </table:table-cell>
          <table:table-cell table:formula="of:=NORMDIST([.E14];[.$B$40];[.$B$43]; 0)" office:value-type="float" office:value="0.978419781661829" calcext:value-type="float">
            <text:p>0.97841978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NE <text:s/>LA <text:s/>VALLEE CHESSY</text:p>
          </table:table-cell>
          <table:table-cell office:value-type="float" office:value="7.4" calcext:value-type="float">
            <text:p>7.4</text:p>
          </table:table-cell>
          <table:table-cell table:formula="of:=NORMDIST([.B15];[.$B$40];[.$B$43]; 0)" office:value-type="float" office:value="1.00849071826791" calcext:value-type="float">
            <text:p>1.0084907183</text:p>
          </table:table-cell>
          <table:table-cell/>
          <table:table-cell office:value-type="float" office:value="7.3" calcext:value-type="float">
            <text:p>7.3</text:p>
          </table:table-cell>
          <table:table-cell table:formula="of:=NORMDIST([.E15];[.$B$40];[.$B$43]; 0)" office:value-type="float" office:value="0.978419781661829" calcext:value-type="float">
            <text:p>0.97841978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SEILLE saint CHARLES</text:p>
          </table:table-cell>
          <table:table-cell office:value-type="float" office:value="7.1" calcext:value-type="float">
            <text:p>7.1</text:p>
          </table:table-cell>
          <table:table-cell table:formula="of:=NORMDIST([.B16];[.$B$40];[.$B$43]; 0)" office:value-type="float" office:value="0.760272971405806" calcext:value-type="float">
            <text:p>0.7602729714</text:p>
          </table:table-cell>
          <table:table-cell/>
          <table:table-cell office:value-type="float" office:value="7.3" calcext:value-type="float">
            <text:p>7.3</text:p>
          </table:table-cell>
          <table:table-cell table:formula="of:=NORMDIST([.E16];[.$B$40];[.$B$43]; 0)" office:value-type="float" office:value="0.978419781661829" calcext:value-type="float">
            <text:p>0.97841978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Z VILLE</text:p>
          </table:table-cell>
          <table:table-cell office:value-type="float" office:value="7.3" calcext:value-type="float">
            <text:p>7.3</text:p>
          </table:table-cell>
          <table:table-cell table:formula="of:=NORMDIST([.B17];[.$B$40];[.$B$43]; 0)" office:value-type="float" office:value="0.978419781661829" calcext:value-type="float">
            <text:p>0.9784197817</text:p>
          </table:table-cell>
          <table:table-cell/>
          <table:table-cell office:value-type="float" office:value="7.4" calcext:value-type="float">
            <text:p>7.4</text:p>
          </table:table-cell>
          <table:table-cell table:formula="of:=NORMDIST([.E17];[.$B$40];[.$B$43]; 0)" office:value-type="float" office:value="1.00849071826791" calcext:value-type="float">
            <text:p>1.0084907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PELLIER SAINT <text:s/>ROCH</text:p>
          </table:table-cell>
          <table:table-cell office:value-type="float" office:value="7.2" calcext:value-type="float">
            <text:p>7.2</text:p>
          </table:table-cell>
          <table:table-cell table:formula="of:=NORMDIST([.B18];[.$B$40];[.$B$43]; 0)" office:value-type="float" office:value="0.890480553858921" calcext:value-type="float">
            <text:p>0.8904805539</text:p>
          </table:table-cell>
          <table:table-cell/>
          <table:table-cell office:value-type="float" office:value="7.4" calcext:value-type="float">
            <text:p>7.4</text:p>
          </table:table-cell>
          <table:table-cell table:formula="of:=NORMDIST([.E18];[.$B$40];[.$B$43]; 0)" office:value-type="float" office:value="1.00849071826791" calcext:value-type="float">
            <text:p>1.0084907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HOUSE</text:p>
          </table:table-cell>
          <table:table-cell office:value-type="float" office:value="7.3" calcext:value-type="float">
            <text:p>7.3</text:p>
          </table:table-cell>
          <table:table-cell table:formula="of:=NORMDIST([.B19];[.$B$40];[.$B$43]; 0)" office:value-type="float" office:value="0.978419781661829" calcext:value-type="float">
            <text:p>0.9784197817</text:p>
          </table:table-cell>
          <table:table-cell/>
          <table:table-cell office:value-type="float" office:value="7.4" calcext:value-type="float">
            <text:p>7.4</text:p>
          </table:table-cell>
          <table:table-cell table:formula="of:=NORMDIST([.E19];[.$B$40];[.$B$43]; 0)" office:value-type="float" office:value="1.00849071826791" calcext:value-type="float">
            <text:p>1.0084907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7.8" calcext:value-type="float">
            <text:p>7.8</text:p>
          </table:table-cell>
          <table:table-cell table:formula="of:=NORMDIST([.B20];[.$B$40];[.$B$43]; 0)" office:value-type="float" office:value="0.600782936190963" calcext:value-type="float">
            <text:p>0.6007829362</text:p>
          </table:table-cell>
          <table:table-cell/>
          <table:table-cell office:value-type="float" office:value="7.4" calcext:value-type="float">
            <text:p>7.4</text:p>
          </table:table-cell>
          <table:table-cell table:formula="of:=NORMDIST([.E20];[.$B$40];[.$B$43]; 0)" office:value-type="float" office:value="1.00849071826791" calcext:value-type="float">
            <text:p>1.0084907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7.6" calcext:value-type="float">
            <text:p>7.6</text:p>
          </table:table-cell>
          <table:table-cell table:formula="of:=NORMDIST([.B21];[.$B$40];[.$B$43]; 0)" office:value-type="float" office:value="0.884510423546161" calcext:value-type="float">
            <text:p>0.8845104235</text:p>
          </table:table-cell>
          <table:table-cell/>
          <table:table-cell office:value-type="float" office:value="7.4" calcext:value-type="float">
            <text:p>7.4</text:p>
          </table:table-cell>
          <table:table-cell table:formula="of:=NORMDIST([.E21];[.$B$40];[.$B$43]; 0)" office:value-type="float" office:value="1.00849071826791" calcext:value-type="float">
            <text:p>1.0084907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E VILLE</text:p>
          </table:table-cell>
          <table:table-cell office:value-type="float" office:value="6.1" calcext:value-type="float">
            <text:p>6.1</text:p>
          </table:table-cell>
          <table:table-cell table:formula="of:=NORMDIST([.B22];[.$B$40];[.$B$43]; 0)" office:value-type="float" office:value="0.00465527075086938" calcext:value-type="float">
            <text:p>0.0046552708</text:p>
          </table:table-cell>
          <table:table-cell/>
          <table:table-cell office:value-type="float" office:value="7.5" calcext:value-type="float">
            <text:p>7.5</text:p>
          </table:table-cell>
          <table:table-cell table:formula="of:=NORMDIST([.E22];[.$B$40];[.$B$43]; 0)" office:value-type="float" office:value="0.97513441113367" calcext:value-type="float">
            <text:p>0.9751344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 AUSTERLITZ</text:p>
          </table:table-cell>
          <table:table-cell office:value-type="float" office:value="7.3" calcext:value-type="float">
            <text:p>7.3</text:p>
          </table:table-cell>
          <table:table-cell table:formula="of:=NORMDIST([.B23];[.$B$40];[.$B$43]; 0)" office:value-type="float" office:value="0.978419781661829" calcext:value-type="float">
            <text:p>0.9784197817</text:p>
          </table:table-cell>
          <table:table-cell/>
          <table:table-cell office:value-type="float" office:value="7.5" calcext:value-type="float">
            <text:p>7.5</text:p>
          </table:table-cell>
          <table:table-cell table:formula="of:=NORMDIST([.E23];[.$B$40];[.$B$43]; 0)" office:value-type="float" office:value="0.97513441113367" calcext:value-type="float">
            <text:p>0.9751344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 BERCY</text:p>
          </table:table-cell>
          <table:table-cell office:value-type="float" office:value="7.4" calcext:value-type="float">
            <text:p>7.4</text:p>
          </table:table-cell>
          <table:table-cell table:formula="of:=NORMDIST([.B24];[.$B$40];[.$B$43]; 0)" office:value-type="float" office:value="1.00849071826791" calcext:value-type="float">
            <text:p>1.0084907183</text:p>
          </table:table-cell>
          <table:table-cell/>
          <table:table-cell office:value-type="float" office:value="7.6" calcext:value-type="float">
            <text:p>7.6</text:p>
          </table:table-cell>
          <table:table-cell table:formula="of:=NORMDIST([.E24];[.$B$40];[.$B$43]; 0)" office:value-type="float" office:value="0.884510423546161" calcext:value-type="float">
            <text:p>0.8845104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 EST</text:p>
          </table:table-cell>
          <table:table-cell office:value-type="float" office:value="7.5" calcext:value-type="float">
            <text:p>7.5</text:p>
          </table:table-cell>
          <table:table-cell table:formula="of:=NORMDIST([.B25];[.$B$40];[.$B$43]; 0)" office:value-type="float" office:value="0.97513441113367" calcext:value-type="float">
            <text:p>0.9751344111</text:p>
          </table:table-cell>
          <table:table-cell/>
          <table:table-cell office:value-type="float" office:value="7.6" calcext:value-type="float">
            <text:p>7.6</text:p>
          </table:table-cell>
          <table:table-cell table:formula="of:=NORMDIST([.E25];[.$B$40];[.$B$43]; 0)" office:value-type="float" office:value="0.884510423546161" calcext:value-type="float">
            <text:p>0.8845104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 GARE DE LYON</text:p>
          </table:table-cell>
          <table:table-cell office:value-type="float" office:value="7.4" calcext:value-type="float">
            <text:p>7.4</text:p>
          </table:table-cell>
          <table:table-cell table:formula="of:=NORMDIST([.B26];[.$B$40];[.$B$43]; 0)" office:value-type="float" office:value="1.00849071826791" calcext:value-type="float">
            <text:p>1.0084907183</text:p>
          </table:table-cell>
          <table:table-cell/>
          <table:table-cell office:value-type="float" office:value="7.6" calcext:value-type="float">
            <text:p>7.6</text:p>
          </table:table-cell>
          <table:table-cell table:formula="of:=NORMDIST([.E26];[.$B$40];[.$B$43]; 0)" office:value-type="float" office:value="0.884510423546161" calcext:value-type="float">
            <text:p>0.8845104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 MONTPARNASSE</text:p>
          </table:table-cell>
          <table:table-cell office:value-type="float" office:value="7.4" calcext:value-type="float">
            <text:p>7.4</text:p>
          </table:table-cell>
          <table:table-cell table:formula="of:=NORMDIST([.B27];[.$B$40];[.$B$43]; 0)" office:value-type="float" office:value="1.00849071826791" calcext:value-type="float">
            <text:p>1.0084907183</text:p>
          </table:table-cell>
          <table:table-cell/>
          <table:table-cell office:value-type="float" office:value="7.6" calcext:value-type="float">
            <text:p>7.6</text:p>
          </table:table-cell>
          <table:table-cell table:formula="of:=NORMDIST([.E27];[.$B$40];[.$B$43]; 0)" office:value-type="float" office:value="0.884510423546161" calcext:value-type="float">
            <text:p>0.8845104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 NORD</text:p>
          </table:table-cell>
          <table:table-cell office:value-type="float" office:value="6.7" calcext:value-type="float">
            <text:p>6.7</text:p>
          </table:table-cell>
          <table:table-cell table:formula="of:=NORMDIST([.B28];[.$B$40];[.$B$43]; 0)" office:value-type="float" office:value="0.213210680459891" calcext:value-type="float">
            <text:p>0.2132106805</text:p>
          </table:table-cell>
          <table:table-cell/>
          <table:table-cell office:value-type="float" office:value="7.7" calcext:value-type="float">
            <text:p>7.7</text:p>
          </table:table-cell>
          <table:table-cell table:formula="of:=NORMDIST([.E28];[.$B$40];[.$B$43]; 0)" office:value-type="float" office:value="0.752640049246274" calcext:value-type="float">
            <text:p>0.75264004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 saint LAZARE</text:p>
          </table:table-cell>
          <table:table-cell office:value-type="float" office:value="7.6" calcext:value-type="float">
            <text:p>7.6</text:p>
          </table:table-cell>
          <table:table-cell table:formula="of:=NORMDIST([.B29];[.$B$40];[.$B$43]; 0)" office:value-type="float" office:value="0.884510423546161" calcext:value-type="float">
            <text:p>0.8845104235</text:p>
          </table:table-cell>
          <table:table-cell/>
          <table:table-cell office:value-type="float" office:value="7.7" calcext:value-type="float">
            <text:p>7.7</text:p>
          </table:table-cell>
          <table:table-cell table:formula="of:=NORMDIST([.E29];[.$B$40];[.$B$43]; 0)" office:value-type="float" office:value="0.752640049246274" calcext:value-type="float">
            <text:p>0.75264004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NES</text:p>
          </table:table-cell>
          <table:table-cell office:value-type="float" office:value="7.8" calcext:value-type="float">
            <text:p>7.8</text:p>
          </table:table-cell>
          <table:table-cell table:formula="of:=NORMDIST([.B30];[.$B$40];[.$B$43]; 0)" office:value-type="float" office:value="0.600782936190963" calcext:value-type="float">
            <text:p>0.6007829362</text:p>
          </table:table-cell>
          <table:table-cell/>
          <table:table-cell office:value-type="float" office:value="7.8" calcext:value-type="float">
            <text:p>7.8</text:p>
          </table:table-cell>
          <table:table-cell table:formula="of:=NORMDIST([.E30];[.$B$40];[.$B$43]; 0)" office:value-type="float" office:value="0.600782936190963" calcext:value-type="float">
            <text:p>0.6007829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UEN RIVE DROITE</text:p>
          </table:table-cell>
          <table:table-cell office:value-type="float" office:value="6.6" calcext:value-type="float">
            <text:p>6.6</text:p>
          </table:table-cell>
          <table:table-cell table:formula="of:=NORMDIST([.B31];[.$B$40];[.$B$43]; 0)" office:value-type="float" office:value="0.132246305302009" calcext:value-type="float">
            <text:p>0.1322463053</text:p>
          </table:table-cell>
          <table:table-cell/>
          <table:table-cell office:value-type="float" office:value="7.8" calcext:value-type="float">
            <text:p>7.8</text:p>
          </table:table-cell>
          <table:table-cell table:formula="of:=NORMDIST([.E31];[.$B$40];[.$B$43]; 0)" office:value-type="float" office:value="0.600782936190963" calcext:value-type="float">
            <text:p>0.6007829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int PIERRE DES CORPS</text:p>
          </table:table-cell>
          <table:table-cell office:value-type="float" office:value="6.9" calcext:value-type="float">
            <text:p>6.9</text:p>
          </table:table-cell>
          <table:table-cell table:formula="of:=NORMDIST([.B32];[.$B$40];[.$B$43]; 0)" office:value-type="float" office:value="0.457506703246899" calcext:value-type="float">
            <text:p>0.4575067032</text:p>
          </table:table-cell>
          <table:table-cell/>
          <table:table-cell office:value-type="float" office:value="7.8" calcext:value-type="float">
            <text:p>7.8</text:p>
          </table:table-cell>
          <table:table-cell table:formula="of:=NORMDIST([.E32];[.$B$40];[.$B$43]; 0)" office:value-type="float" office:value="0.600782936190963" calcext:value-type="float">
            <text:p>0.6007829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7.8" calcext:value-type="float">
            <text:p>7.8</text:p>
          </table:table-cell>
          <table:table-cell table:formula="of:=NORMDIST([.B33];[.$B$40];[.$B$43]; 0)" office:value-type="float" office:value="0.600782936190963" calcext:value-type="float">
            <text:p>0.6007829362</text:p>
          </table:table-cell>
          <table:table-cell/>
          <table:table-cell office:value-type="float" office:value="7.8" calcext:value-type="float">
            <text:p>7.8</text:p>
          </table:table-cell>
          <table:table-cell table:formula="of:=NORMDIST([.E33];[.$B$40];[.$B$43]; 0)" office:value-type="float" office:value="0.600782936190963" calcext:value-type="float">
            <text:p>0.6007829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ULOUSE <text:s/>MATABIAU</text:p>
          </table:table-cell>
          <table:table-cell office:value-type="float" office:value="7.3" calcext:value-type="float">
            <text:p>7.3</text:p>
          </table:table-cell>
          <table:table-cell table:formula="of:=NORMDIST([.B34];[.$B$40];[.$B$43]; 0)" office:value-type="float" office:value="0.978419781661829" calcext:value-type="float">
            <text:p>0.9784197817</text:p>
          </table:table-cell>
          <table:table-cell/>
          <table:table-cell office:value-type="float" office:value="7.8" calcext:value-type="float">
            <text:p>7.8</text:p>
          </table:table-cell>
          <table:table-cell table:formula="of:=NORMDIST([.E34];[.$B$40];[.$B$43]; 0)" office:value-type="float" office:value="0.600782936190963" calcext:value-type="float">
            <text:p>0.6007829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URS</text:p>
          </table:table-cell>
          <table:table-cell office:value-type="float" office:value="7.9" calcext:value-type="float">
            <text:p>7.9</text:p>
          </table:table-cell>
          <table:table-cell table:formula="of:=NORMDIST([.B35];[.$B$40];[.$B$43]; 0)" office:value-type="float" office:value="0.449876958186288" calcext:value-type="float">
            <text:p>0.4498769582</text:p>
          </table:table-cell>
          <table:table-cell/>
          <table:table-cell office:value-type="float" office:value="7.8" calcext:value-type="float">
            <text:p>7.8</text:p>
          </table:table-cell>
          <table:table-cell table:formula="of:=NORMDIST([.E35];[.$B$40];[.$B$43]; 0)" office:value-type="float" office:value="0.600782936190963" calcext:value-type="float">
            <text:p>0.6007829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URDES</text:p>
          </table:table-cell>
          <table:table-cell office:value-type="float" office:value="7.3" calcext:value-type="float">
            <text:p>7.3</text:p>
          </table:table-cell>
          <table:table-cell table:formula="of:=NORMDIST([.B36];[.$B$40];[.$B$43]; 0)" office:value-type="float" office:value="0.978419781661829" calcext:value-type="float">
            <text:p>0.9784197817</text:p>
          </table:table-cell>
          <table:table-cell/>
          <table:table-cell office:value-type="float" office:value="7.9" calcext:value-type="float">
            <text:p>7.9</text:p>
          </table:table-cell>
          <table:table-cell table:formula="of:=NORMDIST([.E36];[.$B$40];[.$B$43]; 0)" office:value-type="float" office:value="0.449876958186288" calcext:value-type="float">
            <text:p>0.44987695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MES</text:p>
          </table:table-cell>
          <table:table-cell office:value-type="float" office:value="7.3" calcext:value-type="float">
            <text:p>7.3</text:p>
          </table:table-cell>
          <table:table-cell table:formula="of:=NORMDIST([.B37];[.$B$40];[.$B$43]; 0)" office:value-type="float" office:value="0.978419781661829" calcext:value-type="float">
            <text:p>0.9784197817</text:p>
          </table:table-cell>
          <table:table-cell/>
          <table:table-cell office:value-type="float" office:value="7.9" calcext:value-type="float">
            <text:p>7.9</text:p>
          </table:table-cell>
          <table:table-cell table:formula="of:=NORMDIST([.E37];[.$B$40];[.$B$43]; 0)" office:value-type="float" office:value="0.449876958186288" calcext:value-type="float">
            <text:p>0.44987695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7.9" calcext:value-type="float">
            <text:p>7.9</text:p>
          </table:table-cell>
          <table:table-cell table:formula="of:=NORMDIST([.B38];[.$B$40];[.$B$43]; 0)" office:value-type="float" office:value="0.449876958186288" calcext:value-type="float">
            <text:p>0.4498769582</text:p>
          </table:table-cell>
          <table:table-cell/>
          <table:table-cell office:value-type="float" office:value="7.9" calcext:value-type="float">
            <text:p>7.9</text:p>
          </table:table-cell>
          <table:table-cell table:formula="of:=NORMDIST([.E38];[.$B$40];[.$B$43]; 0)" office:value-type="float" office:value="0.449876958186288" calcext:value-type="float">
            <text:p>0.44987695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ULON</text:p>
          </table:table-cell>
          <table:table-cell office:value-type="float" office:value="7.7" calcext:value-type="float">
            <text:p>7.7</text:p>
          </table:table-cell>
          <table:table-cell table:formula="of:=NORMDIST([.B39];[.$B$40];[.$B$43]; 0)" office:value-type="float" office:value="0.752640049246274" calcext:value-type="float">
            <text:p>0.75264004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yenne</text:p>
          </table:table-cell>
          <table:table-cell table:style-name="ce1" table:formula="of:=AVERAGE([.B2:.B39])" office:value-type="float" office:value="7.39736842105263" calcext:value-type="float">
            <text:p>7.3973684211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variance</text:p>
          </table:table-cell>
          <table:table-cell table:style-name="ce1" table:formula="of:=VAR([.B2:.B39])" office:value-type="float" office:value="0.156479374110953" calcext:value-type="float">
            <text:p>0.1564793741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mediane</text:p>
          </table:table-cell>
          <table:table-cell table:style-name="ce1" table:formula="of:=MEDIAN([.B2:.B39])" office:value-type="float" office:value="7.4" calcext:value-type="float">
            <text:p>7.4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tandar dev</text:p>
          </table:table-cell>
          <table:table-cell table:formula="of:=STDEV([.B2:.B39])" office:value-type="float" office:value="0.395574738969709" calcext:value-type="float">
            <text:p>0.395574739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'satisfaction-gares-sncf_2014'.E1:'satisfaction-gares-sncf_2014'.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6T12:10:10.219649300</dc:date>
    <dc:creator>freddy </dc:creator>
    <meta:editing-duration>PT3M</meta:editing-duration>
    <meta:editing-cycles>1</meta:editing-cycles>
    <meta:document-statistic meta:table-count="1" meta:cell-count="20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1cm" svg:y="4.192cm" style:legend-expansion="high" chart:style-name="ch2"/>
        <chart:plot-area chart:style-name="ch3" table:cell-range-address="'satisfaction-gares-sncf_2014'.E1:'satisfaction-gares-sncf_2014'.F38" svg:x="0.32cm" svg:y="0.18cm" svg:width="12.451cm" svg:height="8.64cm">
          <chartooo:coordinate-region svg:x="1.073cm" svg:y="0.389cm" svg:width="11.593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atisfaction-gares-sncf_2014'.F1:'satisfaction-gares-sncf_2014'.F38" chart:class="chart:scatter">
            <chart:domain table:cell-range-address="'satisfaction-gares-sncf_2014'.E1:'satisfaction-gares-sncf_2014'.E38"/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1">
                <text:p>6.1</text:p>
                <draw:g>
                  <svg:desc>'satisfaction-gares-sncf_2014'.E1:'satisfaction-gares-sncf_2014'.E38</svg:desc>
                </draw:g>
              </table:table-cell>
              <table:table-cell office:value-type="float" office:value="0.00465527075086938">
                <text:p>0.00465527075086938</text:p>
                <draw:g>
                  <svg:desc>'satisfaction-gares-sncf_2014'.F1:'satisfaction-gares-sncf_2014'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">
                <text:p>6.6</text:p>
              </table:table-cell>
              <table:table-cell office:value-type="float" office:value="0.132246305302009">
                <text:p>0.132246305302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7">
                <text:p>6.7</text:p>
              </table:table-cell>
              <table:table-cell office:value-type="float" office:value="0.213210680459891">
                <text:p>0.213210680459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">
                <text:p>6.9</text:p>
              </table:table-cell>
              <table:table-cell office:value-type="float" office:value="0.457506703246899">
                <text:p>0.457506703246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">
                <text:p>6.9</text:p>
              </table:table-cell>
              <table:table-cell office:value-type="float" office:value="0.457506703246899">
                <text:p>0.457506703246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608920448137877">
                <text:p>0.608920448137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">
                <text:p>7.1</text:p>
              </table:table-cell>
              <table:table-cell office:value-type="float" office:value="0.760272971405806">
                <text:p>0.760272971405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">
                <text:p>7.2</text:p>
              </table:table-cell>
              <table:table-cell office:value-type="float" office:value="0.890480553858921">
                <text:p>0.8904805538589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">
                <text:p>7.2</text:p>
              </table:table-cell>
              <table:table-cell office:value-type="float" office:value="0.890480553858921">
                <text:p>0.890480553858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">
                <text:p>7.3</text:p>
              </table:table-cell>
              <table:table-cell office:value-type="float" office:value="0.978419781661829">
                <text:p>0.9784197816618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">
                <text:p>7.3</text:p>
              </table:table-cell>
              <table:table-cell office:value-type="float" office:value="0.978419781661829">
                <text:p>0.9784197816618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">
                <text:p>7.3</text:p>
              </table:table-cell>
              <table:table-cell office:value-type="float" office:value="0.978419781661829">
                <text:p>0.9784197816618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3">
                <text:p>7.3</text:p>
              </table:table-cell>
              <table:table-cell office:value-type="float" office:value="0.978419781661829">
                <text:p>0.978419781661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">
                <text:p>7.3</text:p>
              </table:table-cell>
              <table:table-cell office:value-type="float" office:value="0.978419781661829">
                <text:p>0.9784197816618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">
                <text:p>7.3</text:p>
              </table:table-cell>
              <table:table-cell office:value-type="float" office:value="0.978419781661829">
                <text:p>0.978419781661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3">
                <text:p>7.3</text:p>
              </table:table-cell>
              <table:table-cell office:value-type="float" office:value="0.978419781661829">
                <text:p>0.9784197816618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">
                <text:p>7.4</text:p>
              </table:table-cell>
              <table:table-cell office:value-type="float" office:value="1.00849071826791">
                <text:p>1.00849071826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4">
                <text:p>7.4</text:p>
              </table:table-cell>
              <table:table-cell office:value-type="float" office:value="1.00849071826791">
                <text:p>1.00849071826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4">
                <text:p>7.4</text:p>
              </table:table-cell>
              <table:table-cell office:value-type="float" office:value="1.00849071826791">
                <text:p>1.008490718267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4">
                <text:p>7.4</text:p>
              </table:table-cell>
              <table:table-cell office:value-type="float" office:value="1.00849071826791">
                <text:p>1.00849071826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4">
                <text:p>7.4</text:p>
              </table:table-cell>
              <table:table-cell office:value-type="float" office:value="1.00849071826791">
                <text:p>1.008490718267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5">
                <text:p>7.5</text:p>
              </table:table-cell>
              <table:table-cell office:value-type="float" office:value="0.97513441113367">
                <text:p>0.975134411133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5">
                <text:p>7.5</text:p>
              </table:table-cell>
              <table:table-cell office:value-type="float" office:value="0.97513441113367">
                <text:p>0.975134411133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6">
                <text:p>7.6</text:p>
              </table:table-cell>
              <table:table-cell office:value-type="float" office:value="0.884510423546161">
                <text:p>0.8845104235461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6">
                <text:p>7.6</text:p>
              </table:table-cell>
              <table:table-cell office:value-type="float" office:value="0.884510423546161">
                <text:p>0.884510423546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6">
                <text:p>7.6</text:p>
              </table:table-cell>
              <table:table-cell office:value-type="float" office:value="0.884510423546161">
                <text:p>0.8845104235461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6">
                <text:p>7.6</text:p>
              </table:table-cell>
              <table:table-cell office:value-type="float" office:value="0.884510423546161">
                <text:p>0.8845104235461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">
                <text:p>7.7</text:p>
              </table:table-cell>
              <table:table-cell office:value-type="float" office:value="0.752640049246274">
                <text:p>0.7526400492462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7">
                <text:p>7.7</text:p>
              </table:table-cell>
              <table:table-cell office:value-type="float" office:value="0.752640049246274">
                <text:p>0.752640049246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8">
                <text:p>7.8</text:p>
              </table:table-cell>
              <table:table-cell office:value-type="float" office:value="0.600782936190963">
                <text:p>0.6007829361909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8">
                <text:p>7.8</text:p>
              </table:table-cell>
              <table:table-cell office:value-type="float" office:value="0.600782936190963">
                <text:p>0.6007829361909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8">
                <text:p>7.8</text:p>
              </table:table-cell>
              <table:table-cell office:value-type="float" office:value="0.600782936190963">
                <text:p>0.6007829361909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8">
                <text:p>7.8</text:p>
              </table:table-cell>
              <table:table-cell office:value-type="float" office:value="0.600782936190963">
                <text:p>0.6007829361909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8">
                <text:p>7.8</text:p>
              </table:table-cell>
              <table:table-cell office:value-type="float" office:value="0.600782936190963">
                <text:p>0.6007829361909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8">
                <text:p>7.8</text:p>
              </table:table-cell>
              <table:table-cell office:value-type="float" office:value="0.600782936190963">
                <text:p>0.6007829361909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">
                <text:p>7.9</text:p>
              </table:table-cell>
              <table:table-cell office:value-type="float" office:value="0.449876958186288">
                <text:p>0.4498769581862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9">
                <text:p>7.9</text:p>
              </table:table-cell>
              <table:table-cell office:value-type="float" office:value="0.449876958186288">
                <text:p>0.4498769581862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9">
                <text:p>7.9</text:p>
              </table:table-cell>
              <table:table-cell office:value-type="float" office:value="0.449876958186288">
                <text:p>0.449876958186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